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style:font-name="Consolas" fo:letter-spacing="normal"/>
    </style:style>
    <style:style style:name="P5" style:family="paragraph" style:parent-style-name="Preformatted_20_Text">
      <style:paragraph-properties fo:orphans="2" fo:widows="2"/>
      <style:text-properties style:font-name="Consolas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nsolas" fo:letter-spacing="normal" fo:font-style="normal" fo:font-weight="normal" style:font-weight-asian="bold" style:font-weight-complex="bold"/>
    </style:style>
    <style:style style:name="P8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9" style:family="paragraph" style:parent-style-name="Preformatted_20_Text">
      <style:paragraph-properties fo:margin-top="0in" fo:margin-bottom="0.1965in" fo:orphans="2" fo:widows="2" fo:break-before="page"/>
      <style:text-properties fo:font-variant="normal" fo:text-transform="none" fo:color="#000000" style:font-name="Consolas" fo:letter-spacing="normal" fo:font-style="normal" fo:font-weight="normal"/>
    </style:style>
    <style:style style:name="P10" style:family="paragraph" style:parent-style-name="Preformatted_20_Text">
      <style:paragraph-properties fo:orphans="2" fo:widows="2" fo:break-before="page"/>
      <style:text-properties fo:font-variant="normal" fo:text-transform="none" fo:color="#000000" style:font-name="Consolas" fo:letter-spacing="normal" fo:font-style="normal" fo:font-weight="normal"/>
    </style:style>
    <style:style style:name="P11" style:family="paragraph" style:parent-style-name="Preformatted_20_Text">
      <style:paragraph-properties fo:orphans="2" fo:widows="2" fo:break-before="page"/>
      <style:text-properties style:font-name="Consolas"/>
    </style:style>
    <style:style style:name="P12" style:family="paragraph" style:parent-style-name="Preformatted_20_Text" style:master-page-name="Standard">
      <style:paragraph-properties fo:margin-left="0in" fo:margin-right="0in" fo:orphans="2" fo:widows="2" fo:text-indent="0in" style:auto-text-indent="false" style:page-number="113"/>
      <style:text-properties fo:font-variant="normal" fo:text-transform="none" fo:color="#000000" style:font-name="Consolas" fo:letter-spacing="normal" fo:font-style="normal" fo:font-weight="normal"/>
    </style:style>
    <style:style style:name="P13" style:family="paragraph" style:parent-style-name="Preformatted_20_Text">
      <style:paragraph-properties fo:margin-top="0in" fo:margin-bottom="0.1965in" fo:orphans="2" fo:widows="2"/>
      <style:text-properties fo:font-variant="normal" fo:text-transform="none" fo:color="#000000" style:font-name="Consolas" fo:letter-spacing="normal" fo:font-style="normal" fo:font-weight="normal"/>
    </style:style>
    <style:style style:name="P14" style:family="paragraph" style:parent-style-name="Preformatted_20_Text">
      <style:paragraph-properties fo:margin-top="0in" fo:margin-bottom="0.1965in" fo:orphans="2" fo:widows="2" fo:break-before="page"/>
      <style:text-properties fo:font-variant="normal" fo:text-transform="none" fo:color="#000000" style:font-name="Consolas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###############################</text:p>
      <text:p text:style-name="P3"># Anarchist Archive – perl code</text:p>
      <text:p text:style-name="P5"/>
      <text:p text:style-name="P3"/>
      <text:p text:style-name="P3"># XS.pl <text:tab/>- standardizated recursive file rip</text:p>
      <text:p text:style-name="P3"># SCRUB.pl <text:tab/>- verify file sha</text:p>
      <text:p text:style-name="P3"># CHKMETA.pl - confirms file has metadata</text:p>
      <text:p text:style-name="P3"># UNIQ.pl <text:tab/>- checks sha unique against archive</text:p>
      <text:p text:style-name="P3"># SHA.pl <text:tab/>- recursive sha extraction</text:p>
      <text:p text:style-name="P3"># POP.pl <text:tab/>- use list to populate dump</text:p>
      <text:p text:style-name="P3"># INDEX.pl <text:tab/>- create meta masterlists</text:p>
      <text:p text:style-name="P3"># HASH.pl <text:tab/>- create hash files from meta</text:p>
      <text:p text:style-name="P3"># FILT.pl <text:tab/>- terminal interface *****************</text:p>
      <text:p text:style-name="P3"># XS <text:tab/><text:tab/>– shell script</text:p>
      <text:p text:style-name="P3"/>
      <text:p text:style-name="P3">###################</text:p>
      <text:p text:style-name="P3"># SUMMARY</text:p>
      <text:p text:style-name="P3">Preserving more than 10+ Million</text:p>
      <text:p text:style-name="P3">Unique files of significance</text:p>
      <text:p text:style-name="P5"/>
      <text:p text:style-name="P3">Each file stored as its $sha</text:p>
      <text:p text:style-name="P3">Metadata is stored as 'g'$sha</text:p>
      <text:p text:style-name="P5"/>
      <text:p text:style-name="P3">ZFS over BSD</text:p>
      <text:p text:style-name="P3">SICC Implementation:</text:p>
      <text:p text:style-name="P5"/>
      <text:p text:style-name="P3">Files are split into blocks</text:p>
      <text:p text:style-name="P3">Named after the sha256sum</text:p>
      <text:p text:style-name="P5"/>
      <text:p text:style-name="P3">All files in one directory</text:p>
      <text:p text:style-name="P3">All metadata in another directory</text:p>
      <text:p text:style-name="P5"/>
      <text:p text:style-name="P3">This isolation of metadata from data</text:p>
      <text:p text:style-name="P3">Allows for public gibberish</text:p>
      <text:p text:style-name="P3">To be private information</text:p>
      <text:p text:style-name="P3"/>
      <text:p text:style-name="P3"/>
      <text:p text:style-name="P5"/>
      <text:p text:style-name="P11"/>
      <text:p text:style-name="P3">#/////////////////////////////////////////////////////////////////////////////////////////////</text:p>
      <text:p text:style-name="P6">#!/usr/local/bin/perl</text:p>
      <text:p text:style-name="P3">use strict;use warnings;</text:p>
      <text:p text:style-name="P3">######################################################</text:p>
      <text:p text:style-name="P3"># Xtract &amp; Standardize - rip recursive standardization</text:p>
      <text:p text:style-name="P3">use File::Find::Rule;</text:p>
      <text:p text:style-name="P3">use Digest::SHA ();</text:p>
      <text:p text:style-name="P3">use Parallel::ForkManager;</text:p>
      <text:p text:style-name="P3">use File::Copy;</text:p>
      <text:p text:style-name="P3">use File::LibMagic;</text:p>
      <text:p text:style-name="P5"/>
      <text:p text:style-name="P3">########################</text:p>
      <text:p text:style-name="P3"># USAGE</text:p>
      <text:p text:style-name="P3">my ($target, $dump) = @ARGV;</text:p>
      <text:p text:style-name="P3">if (not defined $target) { die "usage: TARGET ARGV[0] &amp; dump argv[1]"; }</text:p>
      <text:p text:style-name="P3">if (not defined $dump) { die "usage: target argv[0] &amp; DUMP ARGV[1]"; }</text:p>
      <text:p text:style-name="P5"/>
      <text:p text:style-name="P3">#########################</text:p>
      <text:p text:style-name="P3"># JOBS</text:p>
      <text:p text:style-name="P3">use constant JOBS_PER_WORKER =&gt; 1000;</text:p>
      <text:p text:style-name="P3">use constant MAX_PROCESSES =&gt; 4;</text:p>
      <text:p text:style-name="P5"/>
      <text:p text:style-name="P3">############################</text:p>
      <text:p text:style-name="P3"># RETURN ALL FILES RECURSIVE</text:p>
      <text:p text:style-name="P3">my $rule = File::Find::Rule-&gt;file()-&gt;start($target);</text:p>
      <text:p text:style-name="P3">my $manager = Parallel::ForkManager-&gt;new(MAX_PROCESSES);</text:p>
      <text:p text:style-name="P3">my $magic = File::LibMagic-&gt;new();</text:p>
      <text:p text:style-name="P5"/>
      <text:p text:style-name="P3">$manager-&gt;set_waitpid_blocking_sleep(0);</text:p>
      <text:p text:style-name="P5"/>
      <text:p text:style-name="P3">my @spool;</text:p>
      <text:p text:style-name="P3">while ( defined( my $file = $rule-&gt;match ) ) {</text:p>
      <text:p text:style-name="P4"><text:s text:c="8"/><text:span text:style-name="T1">push @spool, $file;</text:span></text:p>
      <text:p text:style-name="P4"><text:s text:c="8"/><text:span text:style-name="T1">run_spooled() if JOBS_PER_WORKER &lt;= @spool;</text:span></text:p>
      <text:p text:style-name="P3">}</text:p>
      <text:p text:style-name="P5"/>
      <text:p text:style-name="P3">run_spooled() if @spool;</text:p>
      <text:p text:style-name="P5"/>
      <text:p text:style-name="P3">$manager-&gt;wait_all_children;</text:p>
      <text:p text:style-name="P5"/>
      <text:p text:style-name="P3">sub run_spooled {</text:p>
      <text:p text:style-name="P4"><text:s text:c="8"/><text:span text:style-name="T1">my (@jobs) = splice @spool, 0, JOBS_PER_WORKER, ();</text:span></text:p>
      <text:p text:style-name="P5"/>
      <text:p text:style-name="P4"><text:s text:c="8"/><text:span text:style-name="T1">my $pid = $manager-&gt;start and return;</text:span></text:p>
      <text:p text:style-name="P4"><text:s text:c="8"/><text:span text:style-name="T1">for my $file (@jobs) {</text:span></text:p>
      <text:p text:style-name="P4"><text:s text:c="16"/><text:span text:style-name="T1">my ($sha) = file_digest($file) or die "couldn't sha $file";</text:span></text:p>
      <text:p text:style-name="P4"><text:s text:c="16"/><text:span text:style-name="T1">File::Copy::copy( $file, "$dump/pool/$sha");</text:span></text:p>
      <text:p text:style-name="P4"><text:s text:c="16"/><text:span text:style-name="T1">my $cur = "$dump/g/g$sha";</text:span></text:p>
      <text:p text:style-name="P4"><text:s text:c="16"/><text:span text:style-name="T1">open my $fh, '&gt;&gt;', $cur or die "Meta File Creation FAIL $file";</text:span></text:p>
      <text:p text:style-name="P4"><text:s text:c="16"/><text:span text:style-name="T1">printf {$fh} "%s\n%s\n%s\n%s\n", </text:span></text:p>
      <text:p text:style-name="P4"><text:s text:c="24"/><text:span text:style-name="T1">name($file),</text:span></text:p>
      <text:p text:style-name="P4"><text:s text:c="24"/><text:span text:style-name="T1">path($file),</text:span></text:p>
      <text:p text:style-name="P4"><text:s text:c="24"/><text:span text:style-name="T1">size($file),</text:span></text:p>
      <text:p text:style-name="P4"><text:s text:c="24"/><text:span text:style-name="T1">file_mime_encoding($file);</text:span></text:p>
      <text:p text:style-name="P4"><text:s text:c="8"/><text:span text:style-name="T1">}</text:span></text:p>
      <text:p text:style-name="P4"><text:s text:c="8"/></text:p>
      <text:p text:style-name="P4"><text:s text:c="8"/><text:span text:style-name="T1">$manager-&gt;finish;</text:span></text:p>
      <text:p text:style-name="P3">}</text:p>
      <text:p text:style-name="P5"><text:soft-page-break/></text:p>
      <text:p text:style-name="P3">sub file_digest {</text:p>
      <text:p text:style-name="P4"><text:s text:c="8"/><text:span text:style-name="T1">my ($filename) = @_;</text:span></text:p>
      <text:p text:style-name="P4"><text:s text:c="8"/><text:span text:style-name="T1">my $digester = Digest::SHA-&gt;new('sha256');</text:span></text:p>
      <text:p text:style-name="P4"><text:s text:c="8"/><text:span text:style-name="T1">$digester-&gt;addfile( $filename, 'b' );</text:span></text:p>
      <text:p text:style-name="P4"><text:s text:c="8"/><text:span text:style-name="T1">return $digester-&gt;hexdigest;</text:span></text:p>
      <text:p text:style-name="P3">}</text:p>
      <text:p text:style-name="P5"/>
      <text:p text:style-name="P3">sub name {</text:p>
      <text:p text:style-name="P4"><text:s text:c="8"/><text:span text:style-name="T1">my ($filename) = @_;</text:span></text:p>
      <text:p text:style-name="P4"><text:s text:c="8"/><text:span text:style-name="T1">$filename =~ s#^.*/##;</text:span></text:p>
      <text:p text:style-name="P4"><text:s text:c="8"/><text:span text:style-name="T1">return $filename;</text:span></text:p>
      <text:p text:style-name="P3">}</text:p>
      <text:p text:style-name="P5"/>
      <text:p text:style-name="P3">sub path {</text:p>
      <text:p text:style-name="P4"><text:s text:c="8"/><text:span text:style-name="T1">my ($filename) = @_;</text:span></text:p>
      <text:p text:style-name="P4"><text:s text:c="8"/><text:span text:style-name="T1">$filename =~ s#/#_#g;</text:span></text:p>
      <text:p text:style-name="P4"><text:s text:c="8"/><text:span text:style-name="T1">return $filename; </text:span></text:p>
      <text:p text:style-name="P3">}</text:p>
      <text:p text:style-name="P5"/>
      <text:p text:style-name="P3">sub file_mime_encoding {</text:p>
      <text:p text:style-name="P4"><text:s text:c="8"/><text:span text:style-name="T1">my ($filename) = @_;</text:span></text:p>
      <text:p text:style-name="P4"><text:s text:c="8"/><text:span text:style-name="T1">my $info = $magic-&gt;info_from_filename($filename);</text:span></text:p>
      <text:p text:style-name="P4"><text:s text:c="8"/><text:span text:style-name="T1">my $des = $info-&gt;{description};</text:span></text:p>
      <text:p text:style-name="P4"><text:s text:c="8"/><text:span text:style-name="T1">$des =~ s#[/ ]#.#g;</text:span></text:p>
      <text:p text:style-name="P4"><text:s text:c="8"/><text:span text:style-name="T1">$des =~ s/,/_/g;</text:span></text:p>
      <text:p text:style-name="P4"><text:s text:c="8"/><text:span text:style-name="T1">my $md = $info-&gt;{mime_type};</text:span></text:p>
      <text:p text:style-name="P4"><text:s text:c="8"/><text:span text:style-name="T1">$md =~ s#[/ ]#.#g;</text:span></text:p>
      <text:p text:style-name="P4"><text:s text:c="8"/><text:span text:style-name="T1">my $enc = sprintf("%s %s %s", $des, $md, $info-&gt;{encoding}); </text:span></text:p>
      <text:p text:style-name="P4"><text:s text:c="8"/><text:span text:style-name="T1">return $enc;</text:span></text:p>
      <text:p text:style-name="P3">}</text:p>
      <text:p text:style-name="P4"><text:s text:c="8"/></text:p>
      <text:p text:style-name="P3">sub size {</text:p>
      <text:p text:style-name="P4"><text:s text:c="8"/><text:span text:style-name="T1">my $size = [ stat $_[0] ]-&gt;[7];</text:span></text:p>
      <text:p text:style-name="P4"><text:s text:c="8"/><text:span text:style-name="T1">return $size;</text:span></text:p>
      <text:p text:style-name="P8">}</text:p>
      <text:p text:style-name="P8"/>
      <text:p text:style-name="P9">#/////////////////////////////////////////////////////////////////////////////////////////////</text:p>
      <text:p text:style-name="P6">#!/usr/local/bin/perl</text:p>
      <text:p text:style-name="P6">######################################################</text:p>
      <text:p text:style-name="P3"># <text:s/>SCRUB CRONJOB</text:p>
      <text:p text:style-name="P3">use strict; use warnings;</text:p>
      <text:p text:style-name="P3">use Digest::SHA ();</text:p>
      <text:p text:style-name="P3">use File::Find::Rule;</text:p>
      <text:p text:style-name="P3">###############################</text:p>
      <text:p text:style-name="P3"># USAGE</text:p>
      <text:p text:style-name="P3">my ($dir, $log)=@ARGV;</text:p>
      <text:p text:style-name="P3">open(my $lfh, '&gt;&gt;', $log) or die("Can't open $log\n");</text:p>
      <text:p text:style-name="P3">###############################</text:p>
      <text:p text:style-name="P3"># BEGIN</text:p>
      <text:p text:style-name="P3">my $rule=File::Find::Rule-&gt;file()-&gt;start($dir);</text:p>
      <text:p text:style-name="P3">while (defined(my $file=$rule-&gt;match)) {</text:p>
      <text:p text:style-name="P4"><text:s text:c="6"/><text:span text:style-name="T1">my $sha=file_digest($file) or die "couldn't sha $file";</text:span></text:p>
      <text:p text:style-name="P4"><text:s text:c="8"/><text:span text:style-name="T1">$file =~ s/.*\///;</text:span></text:p>
      <text:p text:style-name="P4"><text:s text:c="6"/><text:span text:style-name="T1">if ($sha eq $file) { next; }</text:span></text:p>
      <text:p text:style-name="P4"><text:s text:c="6"/><text:span text:style-name="T1">else { <text:s/>print {$lfh} "$file: ALERT FKN ENTROPY!\n"; }</text:span></text:p>
      <text:p text:style-name="P3">}</text:p>
      <text:p text:style-name="P3">sub file_digest {</text:p>
      <text:p text:style-name="P4"><text:s text:c="4"/><text:span text:style-name="T1">my ($filename)=@_;</text:span></text:p>
      <text:p text:style-name="P4"><text:s text:c="4"/><text:span text:style-name="T1">my $digest=Digest::SHA-&gt;new(256);</text:span></text:p>
      <text:p text:style-name="P4"><text:s text:c="4"/><text:span text:style-name="T1">$digest-&gt;addfile($filename, "b");</text:span></text:p>
      <text:p text:style-name="P4"><text:s text:c="4"/><text:span text:style-name="T1">return $digest-&gt;hexdigest();</text:span></text:p>
      <text:p text:style-name="P8">}</text:p>
      <text:p text:style-name="P8"/>
      <text:p text:style-name="P9"/>
      <text:p text:style-name="P8">#/////////////////////////////////////////////////////////////////////////////////////////////</text:p>
      <text:p text:style-name="P6">#!/usr/local/bin/perl</text:p>
      <text:p text:style-name="P7">######################################################</text:p>
      <text:p text:style-name="P3"># # METACHK - confirm uniq file has meta</text:p>
      <text:p text:style-name="P3">use strict; use warnings;</text:p>
      <text:p text:style-name="P5"/>
      <text:p text:style-name="P3">my ($fmaster, $mmaster) = @ARGV;</text:p>
      <text:p text:style-name="P3">open(my $ffp, '&lt;', $fmaster) or die ("Couldn't open filemaster\n");</text:p>
      <text:p text:style-name="P3">open(my $mfp, '&lt;', $mmaster) or die ("Couldn't open metamaster\n");</text:p>
      <text:p text:style-name="P5"/>
      <text:p text:style-name="P3">my @file = readline $ffp; chomp @file;</text:p>
      <text:p text:style-name="P3">my @meta = readline $mfp; chomp @meta;</text:p>
      <text:p text:style-name="P5"/>
      <text:p text:style-name="P3">my %mkrx = map{$_ =&gt; undef} @file;</text:p>
      <text:p text:style-name="P5"/>
      <text:p text:style-name="P3">foreach my $meta (@meta) {</text:p>
      <text:p text:style-name="P4"><text:s text:c="8"/><text:span text:style-name="T1">my $f = $meta =~ s/g//r;</text:span></text:p>
      <text:p text:style-name="P4"><text:s text:c="8"/><text:span text:style-name="T1">$mkrx{$f} = $meta;</text:span></text:p>
      <text:p text:style-name="P3">}</text:p>
      <text:p text:style-name="P3"># UNDEF SCAN</text:p>
      <text:p text:style-name="P3">while (my ($key, $value) = each %mkrx) {</text:p>
      <text:p text:style-name="P4"><text:s text:c="8"/><text:span text:style-name="T1">if (not defined $mkrx{$key} )</text:span></text:p>
      <text:p text:style-name="P4"><text:s text:c="16"/><text:span text:style-name="T1">{ print "$key: NEEDS FILE\n"; }</text:span></text:p>
      <text:p text:style-name="P3">}</text:p>
      <text:p text:style-name="P3"># COUNT</text:p>
      <text:p text:style-name="P3">print "SICC POOL COUNT:\n";</text:p>
      <text:p text:style-name="P3">my $size = keys %mkrx;</text:p>
      <text:p text:style-name="P3">print "$size\n";</text:p>
      <text:p text:style-name="P3">exit 0;</text:p>
      <text:p text:style-name="P3"/>
      <text:p text:style-name="P3"/>
      <text:p text:style-name="P10"/>
      <text:p text:style-name="P3">#/////////////////////////////////////////////////////////////////////////////////////////////</text:p>
      <text:p text:style-name="P3"/>
      <text:p text:style-name="P8">#!/usr/local/bin/perl</text:p>
      <text:p text:style-name="P8">######################################################</text:p>
      <text:p text:style-name="P8"># UNIQ - cmp sha against uniq list</text:p>
      <text:p text:style-name="P3">use strict; use warnings;</text:p>
      <text:p text:style-name="P3">my ($pmaster, $mmaster, $log) = @ARGV;</text:p>
      <text:p text:style-name="P3">open(my $pfp, '&lt;', $pmaster) or die ("Couldn't open partialmaster\n");</text:p>
      <text:p text:style-name="P3">open(my $mfp, '&lt;', $mmaster) or die ("Couldn't open master\n");</text:p>
      <text:p text:style-name="P3">open(my $lfp, '&gt;&gt;', $log) or die;</text:p>
      <text:p text:style-name="P3">my @pfile = readline $pfp; chomp @pfile;</text:p>
      <text:p text:style-name="P3">my @mfile = readline $mfp; chomp @mfile;</text:p>
      <text:p text:style-name="P5"/>
      <text:p text:style-name="P3">my %mkrx = map{$_ =&gt; undef} @mfile;</text:p>
      <text:p text:style-name="P3">foreach my $p (@pfile) {</text:p>
      <text:p text:style-name="P4"><text:s text:c="8"/><text:span text:style-name="T1">if (exists $mkrx{$p}) { next; }</text:span></text:p>
      <text:p text:style-name="P4"><text:s text:c="8"/><text:span text:style-name="T1">else { print $lfp "$p\n"; }</text:span></text:p>
      <text:p text:style-name="P8">}</text:p>
      <text:p text:style-name="P9">#/////////////////////////////////////////////////////////////////////////////////////////////</text:p>
      <text:p text:style-name="P8">#!/usr/local/bin/perl</text:p>
      <text:p text:style-name="P8">######################################################</text:p>
      <text:p text:style-name="P3"># SHA - extract sha recursively</text:p>
      <text:p text:style-name="P3">##################################</text:p>
      <text:p text:style-name="P3">use strict; use warnings;</text:p>
      <text:p text:style-name="P3">use File::Find::Rule;</text:p>
      <text:p text:style-name="P3">use Digest::SHA ();</text:p>
      <text:p text:style-name="P3">##########################</text:p>
      <text:p text:style-name="P3"># USAGE</text:p>
      <text:p text:style-name="P3">my ($target, $shalog) = @ARGV;</text:p>
      <text:p text:style-name="P3">if (not defined $target) {die "usage: DIR TO SCAN ARGV[0] &amp; shalog argv[1]"; }</text:p>
      <text:p text:style-name="P3">if (not defined $shalog) {die "usage: dir to scan argv[0] &amp; SHALOG ARGV[1]"; }</text:p>
      <text:p text:style-name="P3">open(my $lfh, '&gt;&gt;', $shalog) or die "couldn't open shalog argv[1]";</text:p>
      <text:p text:style-name="P3">############################</text:p>
      <text:p text:style-name="P3"># FIND FILES RECURSIVE</text:p>
      <text:p text:style-name="P3">my $rule = File::Find::Rule-&gt;file()-&gt;start($target);</text:p>
      <text:p text:style-name="P3">my %response;</text:p>
      <text:p text:style-name="P3">while(defined(my $file = $rule-&gt;match)) {</text:p>
      <text:p text:style-name="P4"><text:s text:c="4"/><text:span text:style-name="T1">my ($sha) = file_digest($file) or die "couldn't sha $file";</text:span></text:p>
      <text:p text:style-name="P4"><text:s text:c="4"/><text:span text:style-name="T1">$response{$file} = $sha; <text:s text:c="3"/></text:span></text:p>
      <text:p text:style-name="P3">}</text:p>
      <text:p text:style-name="P3">while (my ($key, $value) = each %response) </text:p>
      <text:p text:style-name="P4"><text:s text:c="8"/><text:span text:style-name="T1">{ print $lfh "$value: <text:s/>$key\n"; }</text:span></text:p>
      <text:p text:style-name="P3">########################</text:p>
      <text:p text:style-name="P3"># SHA FN</text:p>
      <text:p text:style-name="P3">sub file_digest {</text:p>
      <text:p text:style-name="P4"><text:s text:c="4"/><text:span text:style-name="T1">my ($filename) = @_;</text:span></text:p>
      <text:p text:style-name="P4"><text:s text:c="4"/><text:span text:style-name="T1">my $digest = Digest::SHA-&gt;new(256);</text:span></text:p>
      <text:p text:style-name="P4"><text:s text:c="4"/><text:span text:style-name="T1">$digest-&gt;addfile($filename, "b");</text:span></text:p>
      <text:p text:style-name="P4"><text:s text:c="4"/><text:span text:style-name="T1">return $digest-&gt;hexdigest();</text:span></text:p>
      <text:p text:style-name="P8">}</text:p>
      <text:p text:style-name="P8"/>
      <text:p text:style-name="P9"/>
      <text:p text:style-name="P8">#/////////////////////////////////////////////////////////////////////////////////////////////</text:p>
      <text:p text:style-name="P8">#!/usr/local/bin/perl</text:p>
      <text:p text:style-name="P8">######################################################</text:p>
      <text:p text:style-name="P3"># POP.pl - use list to populate dump</text:p>
      <text:p text:style-name="P3">##########################</text:p>
      <text:p text:style-name="P3">use strict; use warnings;</text:p>
      <text:p text:style-name="P3">use File::Copy;</text:p>
      <text:p text:style-name="P5"/>
      <text:p text:style-name="P3">my ($list, $dump, $log) = @ARGV;</text:p>
      <text:p text:style-name="P3">open(my $lfp, '&lt;', $list) or die "Can't open list";</text:p>
      <text:p text:style-name="P3">open(my $logfp, '&gt;&gt;', $log) or die "Can't open log";</text:p>
      <text:p text:style-name="P3">my @list = readline $lfp; chomp @list;</text:p>
      <text:p text:style-name="P5"/>
      <text:p text:style-name="P3">foreach my $i (@list) {</text:p>
      <text:p text:style-name="P4"><text:s text:c="8"/><text:span text:style-name="T1">if (copy ($i, $dump)) { next; }</text:span></text:p>
      <text:p text:style-name="P4"><text:s text:c="8"/><text:span text:style-name="T1">else { print $logfp "$i: not copied\n"; }</text:span></text:p>
      <text:p text:style-name="P3">}</text:p>
      <text:p text:style-name="P5"/>
      <text:p text:style-name="P3">my $count = @list;</text:p>
      <text:p text:style-name="P8">print "files: $count\nI gracefully exit\n"; exit 0;</text:p>
      <text:p text:style-name="P8"/>
      <text:p text:style-name="P9"/>
      <text:p text:style-name="P8">#/////////////////////////////////////////////////////////////////////////////////////////////</text:p>
      <text:p text:style-name="P8">#!/usr/local/bin/perl</text:p>
      <text:p text:style-name="P3">use strict; use warnings;</text:p>
      <text:p text:style-name="P3">######################################################</text:p>
      <text:p text:style-name="P3"># INDEX - create metadata dumps</text:p>
      <text:p text:style-name="P3">use File::Find::Rule;</text:p>
      <text:p text:style-name="P5"/>
      <text:p text:style-name="P3">my ($g_dir, $dump_dir) = @ARGV;</text:p>
      <text:p text:style-name="P3">if (not defined $g_dir) {die "USAGE: ARGV1 g dir ARGV2 dump dir";}</text:p>
      <text:p text:style-name="P3">if (not defined $dump_dir) {die "USAGE: ARGV1 g dir ARGV2 dump dir";}</text:p>
      <text:p text:style-name="P5"/>
      <text:p text:style-name="P3">$dump_dir =~ s%/\z%%;</text:p>
      <text:p text:style-name="P3">my $NAME = "$dump_dir/NAM";</text:p>
      <text:p text:style-name="P3">my $PATH = "$dump_dir/PAT";</text:p>
      <text:p text:style-name="P3">my $SIZE = "$dump_dir/SIZ";</text:p>
      <text:p text:style-name="P3">my $ENCODE = "$dump_dir/ENC";</text:p>
      <text:p text:style-name="P3">open(my $nam, '&gt;&gt;', $NAME) or die ("Couldn't open NAM");</text:p>
      <text:p text:style-name="P3">open(my $pat, '&gt;&gt;', $PATH) or die ("Couldn't open PAT");</text:p>
      <text:p text:style-name="P3">open(my $siz, '&gt;&gt;', $SIZE) or die ("Couldn't open SIZ");</text:p>
      <text:p text:style-name="P3">open(my $enc, '&gt;&gt;', $ENCODE) or die ("Couldn't open ENC");</text:p>
      <text:p text:style-name="P5"/>
      <text:p text:style-name="P3">my $rule = File::Find::Rule-&gt;file()-&gt;start($g_dir);</text:p>
      <text:p text:style-name="P5"/>
      <text:p text:style-name="P3">while (defined(my $file = $rule-&gt;match)) {</text:p>
      <text:p text:style-name="P4"><text:s text:c="8"/><text:span text:style-name="T1">open(my $ifh, '&lt;', $file) or die "couldn't open $file\n";</text:span></text:p>
      <text:p text:style-name="P4"><text:s text:c="8"/><text:span text:style-name="T1">my @tmp = readline $ifh; chomp @tmp;</text:span></text:p>
      <text:p text:style-name="P4"><text:s text:c="8"/><text:span text:style-name="T1">print $nam "$tmp[0]\n"; </text:span></text:p>
      <text:p text:style-name="P4"><text:s text:c="8"/><text:span text:style-name="T1">print $pat "$tmp[1]\n"; </text:span></text:p>
      <text:p text:style-name="P4"><text:s text:c="8"/><text:span text:style-name="T1">print $siz "$tmp[2]\n"; </text:span></text:p>
      <text:p text:style-name="P4"><text:s text:c="8"/><text:span text:style-name="T1">print $enc "$tmp[3]\n"; </text:span></text:p>
      <text:p text:style-name="P4"><text:s text:c="8"/><text:span text:style-name="T1">close $ifh;</text:span></text:p>
      <text:p text:style-name="P3">}</text:p>
      <text:p text:style-name="P3">close $nam; close $pat; close $siz; close $enc;</text:p>
      <text:p text:style-name="P8">print "INDEX POPULATED\n";</text:p>
      <text:p text:style-name="P8"/>
      <text:p text:style-name="P9"/>
      <text:p text:style-name="P8">#/////////////////////////////////////////////////////////////////////////////////////////////</text:p>
      <text:p text:style-name="P8">#!/usr/local/bin/perl</text:p>
      <text:p text:style-name="P3">use strict; use warnings;</text:p>
      <text:p text:style-name="P3">use File::Find::Rule;</text:p>
      <text:p text:style-name="P3">####################################</text:p>
      <text:p text:style-name="P3"># HASH - populate hash via metafiles</text:p>
      <text:p text:style-name="P3"># SETUP ############################</text:p>
      <text:p text:style-name="P3">my ($target) = @ARGV;</text:p>
      <text:p text:style-name="P3">my $rule = File::Find::Rule-&gt;file()-&gt;start($target);</text:p>
      <text:p text:style-name="P3"># comment out to reduce massive size in memory</text:p>
      <text:p text:style-name="P3">my $nnfd = 'NAM';</text:p>
      <text:p text:style-name="P3">open(my $nfd, '&gt;&gt;', $nnfd);</text:p>
      <text:p text:style-name="P3">my $ppfd = 'PAT';</text:p>
      <text:p text:style-name="P3">open(my $pfd, '&gt;&gt;', $ppfd);</text:p>
      <text:p text:style-name="P3">my $zzfd = 'SIZ';</text:p>
      <text:p text:style-name="P3">open(my $zfd, '&gt;&gt;', $zzfd);</text:p>
      <text:p text:style-name="P3">my $eefd = 'ENC';</text:p>
      <text:p text:style-name="P3">open(my $efd, '&gt;&gt;', $eefd);</text:p>
      <text:p text:style-name="P3"># POPULATE HASH METAFILES ###########</text:p>
      <text:p text:style-name="P3">while (defined(my $file = $rule-&gt;match)) {</text:p>
      <text:p text:style-name="P4"><text:s text:c="8"/><text:span text:style-name="T1">open(my $fd, '&lt;', $file); </text:span></text:p>
      <text:p text:style-name="P4"><text:s text:c="8"/><text:span text:style-name="T1">my @f = readline $fd;</text:span></text:p>
      <text:p text:style-name="P4"><text:s text:c="8"/><text:span text:style-name="T1">chomp @f;</text:span></text:p>
      <text:p text:style-name="P4"><text:s text:c="8"/><text:span text:style-name="T1">my $fsha = $file =~ s%.*\/%%r;</text:span></text:p>
      <text:p text:style-name="P4"><text:s text:c="8"/><text:span text:style-name="T1">print $nfd "$fsha $f[0]\n";</text:span></text:p>
      <text:p text:style-name="P4"><text:s text:c="8"/><text:span text:style-name="T1">print $pfd "$fsha $f[1]\n";</text:span></text:p>
      <text:p text:style-name="P4"><text:s text:c="8"/><text:span text:style-name="T1">print $zfd "$fsha $f[2]\n";</text:span></text:p>
      <text:p text:style-name="P4"><text:s text:c="8"/><text:span text:style-name="T1">print $efd "$fsha $f[3]\n";</text:span></text:p>
      <text:p text:style-name="P4"><text:s text:c="8"/><text:span text:style-name="T1">close $fd;</text:span></text:p>
      <text:p text:style-name="P8">}</text:p>
      <text:p text:style-name="P8"/>
      <text:p text:style-name="P9">#/////////////////////////////////////////////////////////////////////////////////////////////</text:p>
      <text:p text:style-name="P6">#!/usr/local/bin/perl</text:p>
      <text:p text:style-name="P3">use strict; use warnings;</text:p>
      <text:p text:style-name="P3">################################</text:p>
      <text:p text:style-name="P3"># FILT - metadata user interface</text:p>
      <text:p text:style-name="P5"/>
      <text:p text:style-name="P3"># ARGS &amp; FRIENDS ################</text:p>
      <text:p text:style-name="P3">my %master;</text:p>
      <text:p text:style-name="P3">my @commands = qw(name path size encode);</text:p>
      <text:p text:style-name="P3">die "no source directory" unless @ARGV;</text:p>
      <text:p text:style-name="P3">my ($data_dir) = @ARGV;</text:p>
      <text:p text:style-name="P3">die "no dir $data_dir" unless -d $data_dir;</text:p>
      <text:p text:style-name="P3">$data_dir =~ s%/\z%%;</text:p>
      <text:p text:style-name="P3"># POPULATE HASHES ################</text:p>
      <text:p text:style-name="P3">foreach my $comm (@commands)</text:p>
      <text:p text:style-name="P4"><text:s text:c="8"/><text:span text:style-name="T1">{ read_file(uc substr($comm, 0, 3), $comm); }</text:span></text:p>
      <text:p text:style-name="P3">my @masterkeyset = keys %{$master{$commands[0]}};</text:p>
      <text:p text:style-name="P3">my @keyset = @masterkeyset;</text:p>
      <text:p text:style-name="P3"># PROMPT ##########################</text:p>
      <text:p text:style-name="P3">while (1) {</text:p>
      <text:p text:style-name="P4"><text:s text:c="8"/><text:span text:style-name="T1">prmpt();</text:span></text:p>
      <text:p text:style-name="P4"><text:s text:c="8"/><text:span text:style-name="T1">my $input = &lt;STDIN&gt;; chomp $input;</text:span></text:p>
      <text:p text:style-name="P4"><text:s text:c="8"/><text:span text:style-name="T1">print "\nwork'n on $input\n";</text:span></text:p>
      <text:p text:style-name="P4"><text:s text:c="8"/><text:span text:style-name="T1">my ($comm, $string) = split(' ', $input, 2);</text:span></text:p>
      <text:p text:style-name="P3"># RESET ############################</text:p>
      <text:p text:style-name="P4"><text:s text:c="8"/><text:span text:style-name="T1">if ($comm eq 'reset')</text:span></text:p>
      <text:p text:style-name="P4"><text:s text:c="16"/><text:span text:style-name="T1">{ @keyset = @masterkeyset; }</text:span></text:p>
      <text:p text:style-name="P3"># LOAD #############################</text:p>
      <text:p text:style-name="P4"><text:s text:c="8"/><text:span text:style-name="T1">elsif ($comm eq 'load') { </text:span></text:p>
      <text:p text:style-name="P4"><text:s text:c="16"/><text:span text:style-name="T1">my $load_keyset = $string;</text:span></text:p>
      <text:p text:style-name="P4"><text:s text:c="16"/><text:span text:style-name="T1">open(my $loadfh, '&lt;', $load_keyset); </text:span></text:p>
      <text:p text:style-name="P4"><text:s text:c="16"/><text:span text:style-name="T1">@newkeyset = readline $loadfh; chomp @newkeyset;</text:span></text:p>
      <text:p text:style-name="P4"><text:s text:c="8"/><text:span text:style-name="T1">}</text:span></text:p>
      <text:p text:style-name="P3"># PRINT ############################</text:p>
      <text:p text:style-name="P4"><text:s text:c="8"/><text:span text:style-name="T1">elsif ($comm eq 'print') {</text:span></text:p>
      <text:p text:style-name="P4"><text:s text:c="16"/><text:span text:style-name="T1">my $pfh = crfile($string);</text:span></text:p>
      <text:p text:style-name="P4"><text:s text:c="16"/><text:span text:style-name="T1">foreach my $key (@keyset)</text:span></text:p>
      <text:p text:style-name="P4"><text:s text:c="24"/><text:span text:style-name="T1">{ print $pfh "$key\n"; }</text:span></text:p>
      <text:p text:style-name="P4"><text:s text:c="16"/><text:span text:style-name="T1">close $pfh;</text:span></text:p>
      <text:p text:style-name="P4"><text:s text:c="8"/><text:span text:style-name="T1">}</text:span></text:p>
      <text:p text:style-name="P3"># COUNT ##############################</text:p>
      <text:p text:style-name="P4"><text:s text:c="8"/><text:span text:style-name="T1">elsif ($comm eq 'count')</text:span></text:p>
      <text:p text:style-name="P4"><text:s text:c="16"/><text:span text:style-name="T1">{ my $cnt = @keyset; print "CURRENT: $cnt\n"; }</text:span></text:p>
      <text:p text:style-name="P3"># VALUE ##############################</text:p>
      <text:p text:style-name="P4"><text:s text:c="8"/><text:span text:style-name="T1">elsif ($comm eq 'value') {</text:span></text:p>
      <text:p text:style-name="P4"><text:s text:c="16"/><text:span text:style-name="T1">my %descript = %{$master{$string}};</text:span></text:p>
      <text:p text:style-name="P4"><text:s text:c="16"/><text:span text:style-name="T1">foreach my $key (@keyset)</text:span></text:p>
      <text:p text:style-name="P4"><text:s text:c="24"/><text:span text:style-name="T1">{ print "$descript{$key}\n"; }</text:span></text:p>
      <text:p text:style-name="P4"><text:s text:c="8"/><text:span text:style-name="T1">}</text:span></text:p>
      <text:p text:style-name="P3"># GREP ###############################</text:p>
      <text:p text:style-name="P4"><text:s text:c="8"/><text:span text:style-name="T1">elsif ($master{$comm})</text:span></text:p>
      <text:p text:style-name="P4"><text:s text:c="16"/><text:span text:style-name="T1">{ layer_s($comm, $string); }</text:span></text:p>
      <text:p text:style-name="P3"># POPULATE ############################</text:p>
      <text:p text:style-name="P4"><text:s text:c="8"/><text:span text:style-name="T1">elsif ($comm eq 'pop') {</text:span></text:p>
      <text:p text:style-name="P4"><text:s text:c="16"/><text:span text:style-name="T1">my $target_size = $string;</text:span></text:p>
      <text:p text:style-name="P4"><text:s text:c="16"/><text:span text:style-name="T1">my %pop = %{$master{"size"}};</text:span></text:p>
      <text:p text:style-name="P4"><text:s text:c="16"/><text:span text:style-name="T1">my $pfh = crfile($target_size);</text:span></text:p>
      <text:p text:style-name="P4"><text:soft-page-break/><text:s text:c="16"/><text:span text:style-name="T1">my $ofh = crfile("leftover_$target_size");</text:span></text:p>
      <text:p text:style-name="P4"><text:s text:c="16"/><text:span text:style-name="T1">my $cur_size = 0; my @leftokeys = @keyset;</text:span></text:p>
      <text:p text:style-name="P4"><text:s text:c="16"/><text:span text:style-name="T1">foreach my $key (@keyset) {</text:span></text:p>
      <text:p text:style-name="P4"><text:s text:c="24"/><text:span text:style-name="T1">my $iter_amt = $pop{$key};</text:span></text:p>
      <text:p text:style-name="P4"><text:s text:c="24"/><text:span text:style-name="T1">$cur_size += $iter_amt;</text:span></text:p>
      <text:p text:style-name="P4"><text:s text:c="24"/><text:span text:style-name="T1">if ($cur_size &lt; $target_size) {</text:span></text:p>
      <text:p text:style-name="P4"><text:s text:c="32"/><text:span text:style-name="T1">my $index = 0; </text:span></text:p>
      <text:p text:style-name="P4"><text:s text:c="32"/><text:span text:style-name="T1">$index++ until $keyset[$index] eq $key;</text:span></text:p>
      <text:p text:style-name="P4"><text:s text:c="32"/><text:span text:style-name="T1">splice(@keyset, $index, 1);</text:span></text:p>
      <text:p text:style-name="P4"><text:s text:c="32"/><text:span text:style-name="T1">print $pfh "$key:$iter_amt:$cur_size\n";</text:span></text:p>
      <text:p text:style-name="P4"><text:s text:c="24"/><text:span text:style-name="T1">}</text:span></text:p>
      <text:p text:style-name="P4"><text:s text:c="24"/><text:span text:style-name="T1">else </text:span></text:p>
      <text:p text:style-name="P4"><text:s text:c="32"/><text:span text:style-name="T1">{ print $ofh "$key:$iter_amt:$cur_size\n"; }</text:span></text:p>
      <text:p text:style-name="P4"><text:s text:c="16"/><text:span text:style-name="T1">}</text:span></text:p>
      <text:p text:style-name="P4"><text:s text:c="16"/><text:span text:style-name="T1">close $pfh; close $ofh;</text:span></text:p>
      <text:p text:style-name="P4"><text:s text:c="8"/><text:span text:style-name="T1">}</text:span></text:p>
      <text:p text:style-name="P3"># DEFAULT ##############################</text:p>
      <text:p text:style-name="P4"><text:s text:c="8"/><text:span text:style-name="T1">else { print "unknown command $comm\n"; }</text:span></text:p>
      <text:p text:style-name="P3">} # SUBS ###############################</text:p>
      <text:p text:style-name="P3">sub read_file {</text:p>
      <text:p text:style-name="P4"><text:s text:c="8"/><text:span text:style-name="T1">my ($filename, $cmd) = @_;</text:span></text:p>
      <text:p text:style-name="P4"><text:s text:c="8"/><text:span text:style-name="T1">my $path = "$data_dir/$filename";</text:span></text:p>
      <text:p text:style-name="P4"><text:s text:c="8"/><text:span text:style-name="T1">open(my $fh, '&lt;', $path) or die "Couldn't open $filename\n";</text:span></text:p>
      <text:p text:style-name="P4"><text:s text:c="8"/><text:span text:style-name="T1">my @lines = readline $fh; chomp @lines; close $fh;</text:span></text:p>
      <text:p text:style-name="P4"><text:s text:c="8"/><text:span text:style-name="T1">my %sub_hash;</text:span></text:p>
      <text:p text:style-name="P4"><text:s text:c="8"/><text:span text:style-name="T1">foreach my $i (@lines) {</text:span></text:p>
      <text:p text:style-name="P4"><text:s text:c="16"/><text:span text:style-name="T1">my @key_value = split(" ", $i, 2);</text:span></text:p>
      <text:p text:style-name="P4"><text:s text:c="16"/><text:span text:style-name="T1">$sub_hash{$key_value[0]} = $key_value[1];</text:span></text:p>
      <text:p text:style-name="P4"><text:s text:c="8"/><text:span text:style-name="T1">}</text:span></text:p>
      <text:p text:style-name="P4"><text:s text:c="8"/><text:span text:style-name="T1">$master{$cmd} = \%sub_hash;</text:span></text:p>
      <text:p text:style-name="P3">}</text:p>
      <text:p text:style-name="P3">sub layer_s {</text:p>
      <text:p text:style-name="P4"><text:s text:c="8"/><text:span text:style-name="T1">my ($cmd, $string) = @_;</text:span></text:p>
      <text:p text:style-name="P4"><text:s text:c="8"/><text:span text:style-name="T1">my $sub_hash = $master{$cmd};</text:span></text:p>
      <text:p text:style-name="P4"><text:s text:c="8"/><text:span text:style-name="T1">@keyset = grep { $sub_hash-&gt;{$_} =~ /$string/i } @keyset;</text:span></text:p>
      <text:p text:style-name="P4"><text:s text:c="8"/><text:span text:style-name="T1">foreach my $key (@keyset)</text:span></text:p>
      <text:p text:style-name="P4"><text:s text:c="16"/><text:span text:style-name="T1">{ print "$key\n"; }</text:span></text:p>
      <text:p text:style-name="P3">}</text:p>
      <text:p text:style-name="P3">sub crfile {</text:p>
      <text:p text:style-name="P4"><text:s text:c="8"/><text:span text:style-name="T1">my ($fname) = @_;</text:span></text:p>
      <text:p text:style-name="P4"><text:s text:c="8"/><text:span text:style-name="T1">my $sub_path = "$data_dir/$fname";</text:span></text:p>
      <text:p text:style-name="P4"><text:s text:c="8"/><text:span text:style-name="T1">if (-e $sub_path)</text:span></text:p>
      <text:p text:style-name="P4"><text:s text:c="16"/><text:span text:style-name="T1">{ print "$sub_path already exists"; exit; }</text:span></text:p>
      <text:p text:style-name="P4"><text:s text:c="8"/><text:span text:style-name="T1">open(my $sfh, '&gt;&gt;', $sub_path) or die "cant open $sub_path";</text:span></text:p>
      <text:p text:style-name="P4"><text:s text:c="8"/><text:span text:style-name="T1">print "listing save to $sub_path\n";</text:span></text:p>
      <text:p text:style-name="P4"><text:s text:c="8"/><text:span text:style-name="T1">return $sfh;</text:span></text:p>
      <text:p text:style-name="P3">}</text:p>
      <text:p text:style-name="P3">sub prmpt {</text:p>
      <text:p text:style-name="P4"><text:s text:c="8"/><text:span text:style-name="T1">print "usage: <text:s/>type \$string <text:s/>|| reset <text:s/>|| <text:s/>print \$filename\n";</text:span></text:p>
      <text:p text:style-name="P4"><text:s text:c="8"/><text:span text:style-name="T1">print " <text:s text:c="7"/>load \$file || count <text:s/>|| <text:s/>value \$type || <text:s/>pop \$amt\n";</text:span></text:p>
      <text:p text:style-name="P4"><text:s text:c="8"/><text:span text:style-name="T1">print "MKRX SYSTEMS RDY: ";</text:span></text:p>
      <text:p text:style-name="P8">}</text:p>
      <text:p text:style-name="P8"/>
      <text:p text:style-name="P9"/>
      <text:p text:style-name="P8">#/////////////////////////////////////////////////////////////////////////////////////////////</text:p>
      <text:p text:style-name="P6">#!/usr/local/bin/bash</text:p>
      <text:p text:style-name="P3">#</text:p>
      <text:p text:style-name="P3">######################################</text:p>
      <text:p text:style-name="P3"># Xtract &amp; Standardize</text:p>
      <text:p text:style-name="P3"># Files Recursively</text:p>
      <text:p text:style-name="P3">######################################</text:p>
      <text:p text:style-name="P3">#</text:p>
      <text:p text:style-name="P3"># USAGE</text:p>
      <text:p text:style-name="P3">if (( $# != 2 ))</text:p>
      <text:p text:style-name="P3">then</text:p>
      <text:p text:style-name="P4"><text:s text:c="2"/><text:span text:style-name="T1">printf "\nUsage: \n";</text:span></text:p>
      <text:p text:style-name="P4"><text:s text:c="2"/><text:span text:style-name="T1">printf "ARG1 - Directory to Extract\n";</text:span></text:p>
      <text:p text:style-name="P4"><text:s text:c="2"/><text:span text:style-name="T1">printf "ARG2 - Directory to Dump\n";</text:span></text:p>
      <text:p text:style-name="P4"><text:s text:c="2"/><text:span text:style-name="T1">exit 1;</text:span></text:p>
      <text:p text:style-name="P3">fi</text:p>
      <text:p text:style-name="P3">#</text:p>
      <text:p text:style-name="P3"># ARGUMENTS</text:p>
      <text:p text:style-name="P3">target=${1%/}</text:p>
      <text:p text:style-name="P3">dump=${2%/}</text:p>
      <text:p text:style-name="P3">#</text:p>
      <text:p text:style-name="P3"># LOCATIONS</text:p>
      <text:p text:style-name="P3"># $target = where to extract</text:p>
      <text:p text:style-name="P3"># $dump = where to store</text:p>
      <text:p text:style-name="P3"># $dump/meta/ = where to store file metadata</text:p>
      <text:p text:style-name="P3"># $dump/xs_log_cp$d = log for copy errors</text:p>
      <text:p text:style-name="P3">#</text:p>
      <text:p text:style-name="P3"># CHECK DIR</text:p>
      <text:p text:style-name="P3">[[ -d "$target" ]] || { echo &gt;&amp;2 "ERROR: you didn't specify a valid EXTRACT directory"; exit 1; }</text:p>
      <text:p text:style-name="P3">[[ -d "$dump" ]] || { echo &gt;&amp;2 "ERROR: you didn't specify a valid DUMP directory"; exit 1; }</text:p>
      <text:p text:style-name="P3">#</text:p>
      <text:p text:style-name="P3"># BEGIN</text:p>
      <text:p text:style-name="P3">shopt -s globstar;</text:p>
      <text:p text:style-name="P3">for file in "$target"/**/*</text:p>
      <text:p text:style-name="P3">do</text:p>
      <text:p text:style-name="P4"><text:s text:c="2"/><text:span text:style-name="T1">[[ -d "$file" ]] &amp;&amp; continue # skipping directories</text:span></text:p>
      <text:p text:style-name="P3"># EXTRACT METADATA</text:p>
      <text:p text:style-name="P4"><text:s text:c="2"/><text:span text:style-name="T1">d=$( date +%d%m%y_%H%M )</text:span></text:p>
      <text:p text:style-name="P4"><text:s text:c="2"/><text:span text:style-name="T1">dir=${file%/*}</text:span></text:p>
      <text:p text:style-name="P4"><text:s text:c="2"/><text:span text:style-name="T1">path=${dir//[ \/]/_}</text:span></text:p>
      <text:p text:style-name="P4"><text:s text:c="2"/><text:span text:style-name="T1">base=${file##*/}</text:span></text:p>
      <text:p text:style-name="P4"><text:s text:c="2"/><text:span text:style-name="T1">name=${base//[ \/]/.}</text:span></text:p>
      <text:p text:style-name="P3"># SHA FILE</text:p>
      <text:p text:style-name="P4"><text:s text:c="2"/><text:span text:style-name="T1">sha="$( sha256 "$file" | <text:s/>awk '{ print $NF }' )"</text:span></text:p>
      <text:p text:style-name="P3"># EXTRACT FILE</text:p>
      <text:p text:style-name="P4"><text:s text:c="2"/><text:span text:style-name="T1">cp "$file" "$dump"/pool/"$sha" || echo "ERROR: couldn't cp '$file'" &gt;&gt; "$dump"/xs_log_cp.$d;</text:span></text:p>
      <text:p text:style-name="P4"><text:s text:c="2"/><text:span text:style-name="T1">printf "%s\n" "$name" &gt;&gt; "$dump"/meta/m"$sha";</text:span></text:p>
      <text:p text:style-name="P4"><text:s text:c="2"/><text:span text:style-name="T1">printf "%s\n" "$path" &gt;&gt; "$dump"/meta/m"$sha";</text:span></text:p>
      <text:p text:style-name="P8">don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nsolas"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1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38S</meta:editing-duration>
    <meta:editing-cycles>14</meta:editing-cycles>
    <meta:generator>OpenOffice/4.1.3$Win32 OpenOffice.org_project/413m1$Build-9783</meta:generator>
    <dc:date>2017-09-24T16:02:22.59</dc:date>
    <meta:document-statistic meta:table-count="0" meta:image-count="0" meta:object-count="0" meta:page-count="13" meta:paragraph-count="442" meta:word-count="1789" meta:character-count="14792"/>
    <meta:user-defined meta:name="Info 1"/>
    <meta:user-defined meta:name="Info 2"/>
    <meta:user-defined meta:name="Info 3"/>
    <meta:user-defined meta:name="Info 4"/>
  </office:meta>
</office:document-meta>
</file>